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0c7" officeooo:paragraph-rsid="001940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cero@lucero-HP-Pavilion-dv5-Notebook-PC:~/Documents/PruebasYMantenimientoSoftware_practicas/Calculadora$ flake8 TestCalcultor.py</text:p>
      <text:p text:style-name="P1">TestCalcultor.py:5:1: E302 expected 2 blank lines, found 1</text:p>
      <text:p text:style-name="P1">TestCalcultor.py:6:1: W191 indentation contains tabs</text:p>
      <text:p text:style-name="P1">TestCalcultor.py:7:1: W191 indentation contains tabs</text:p>
      <text:p text:style-name="P1">TestCalcultor.py:7:11: E225 missing whitespace around operator</text:p>
      <text:p text:style-name="P1">TestCalcultor.py:8:1: W191 indentation contains tabs</text:p>
      <text:p text:style-name="P1">TestCalcultor.py:8:38: E231 missing whitespace after ','</text:p>
      <text:p text:style-name="P1">TestCalcultor.py:9:1: W191 indentation contains tabs</text:p>
      <text:p text:style-name="P1">TestCalcultor.py:9:2: E301 expected 1 blank line, found 0</text:p>
      <text:p text:style-name="P1">TestCalcultor.py:10:1: W191 indentation contains tabs</text:p>
      <text:p text:style-name="P1">TestCalcultor.py:10:11: E225 missing whitespace around operator</text:p>
      <text:p text:style-name="P1">TestCalcultor.py:11:1: W191 indentation contains tabs</text:p>
      <text:p text:style-name="P1">TestCalcultor.py:11:38: E231 missing whitespace after ','</text:p>
      <text:p text:style-name="P1">TestCalcultor.py:12:1: W191 indentation contains tabs</text:p>
      <text:p text:style-name="P1">TestCalcultor.py:12:2: E301 expected 1 blank line, found 0</text:p>
      <text:p text:style-name="P1">TestCalcultor.py:13:1: W191 indentation contains tabs</text:p>
      <text:p text:style-name="P1">TestCalcultor.py:13:11: E225 missing whitespace around operator</text:p>
      <text:p text:style-name="P1">TestCalcultor.py:14:1: W191 indentation contains tabs</text:p>
      <text:p text:style-name="P1">TestCalcultor.py:14:40: E231 missing whitespace after ','</text:p>
      <text:p text:style-name="P1">TestCalcultor.py:14:44: W291 trailing whitespace</text:p>
      <text:p text:style-name="P1">TestCalcultor.py:15:1: W191 indentation contains tabs</text:p>
      <text:p text:style-name="P1">TestCalcultor.py:15:2: E301 expected 1 blank line, found 0</text:p>
      <text:p text:style-name="P1">TestCalcultor.py:16:1: W191 indentation contains tabs</text:p>
      <text:p text:style-name="P1">TestCalcultor.py:16:11: E225 missing whitespace around operator</text:p>
      <text:p text:style-name="P1">TestCalcultor.py:17:1: W191 indentation contains tabs</text:p>
      <text:p text:style-name="P1">TestCalcultor.py:17:39: E231 missing whitespace after ','</text:p>
      <text:p text:style-name="P1">TestCalcultor.py:18:1: W191 indentation contains tabs</text:p>
      <text:p text:style-name="P1">TestCalcultor.py:18:2: E301 expected 1 blank line, found 0</text:p>
      <text:p text:style-name="P1">TestCalcultor.py:19:1: W191 indentation contains tabs</text:p>
      <text:p text:style-name="P1">TestCalcultor.py:19:11: E225 missing whitespace around operator</text:p>
      <text:p text:style-name="P1">TestCalcultor.py:20:1: W191 indentation contains tabs</text:p>
      <text:p text:style-name="P1">TestCalcultor.py:20:39: E231 missing whitespace after ','</text:p>
      <text:p text:style-name="P1">TestCalcultor.py:21:1: W191 indentation contains tabs</text:p>
      <text:p text:style-name="P1">TestCalcultor.py:21:2: E301 expected 1 blank line, found 0</text:p>
      <text:p text:style-name="P1">TestCalcultor.py:22:1: W191 indentation contains tabs</text:p>
      <text:p text:style-name="P1">TestCalcultor.py:22:11: E225 missing whitespace around operator</text:p>
      <text:p text:style-name="P1">TestCalcultor.py:23:1: W191 indentation contains tabs</text:p>
      <text:p text:style-name="P1">TestCalcultor.py:23:41: E231 missing whitespace after ','</text:p>
      <text:p text:style-name="P1">TestCalcultor.py:24:1: W191 indentation contains tabs</text:p>
      <text:p text:style-name="P1">TestCalcultor.py:24:2: E301 expected 1 blank line, found 0</text:p>
      <text:p text:style-name="P1">TestCalcultor.py:25:1: W191 indentation contains tabs</text:p>
      <text:p text:style-name="P1">TestCalcultor.py:25:11: E225 missing whitespace around operator</text:p>
      <text:p text:style-name="P1">TestCalcultor.py:26:1: W191 indentation contains tabs</text:p>
      <text:p text:style-name="P1">TestCalcultor.py:26:39: E231 missing whitespace after ','</text:p>
      <text:p text:style-name="P1">TestCalcultor.py:27:1: W191 indentation contains tabs</text:p>
      <text:p text:style-name="P1">TestCalcultor.py:27:2: E301 expected 1 blank line, found 0</text:p>
      <text:p text:style-name="P1">TestCalcultor.py:28:1: W191 indentation contains tabs</text:p>
      <text:p text:style-name="P1">TestCalcultor.py:28:11: E225 missing whitespace around operator</text:p>
      <text:p text:style-name="P1"><text:soft-page-break/>TestCalcultor.py:29:1: W191 indentation contains tabs</text:p>
      <text:p text:style-name="P1">TestCalcultor.py:29:39: E231 missing whitespace after ','</text:p>
      <text:p text:style-name="P1">TestCalcultor.py:29:43: W291 trailing whitespace</text:p>
      <text:p text:style-name="P1">TestCalcultor.py:30:1: W191 indentation contains tabs</text:p>
      <text:p text:style-name="P1">TestCalcultor.py:30:2: E301 expected 1 blank line, found 0</text:p>
      <text:p text:style-name="P1">TestCalcultor.py:31:1: W191 indentation contains tabs</text:p>
      <text:p text:style-name="P1">TestCalcultor.py:31:11: E225 missing whitespace around operator</text:p>
      <text:p text:style-name="P1">TestCalcultor.py:32:1: W191 indentation contains tabs</text:p>
      <text:p text:style-name="P1">TestCalcultor.py:32:39: E231 missing whitespace after ','</text:p>
      <text:p text:style-name="P1">TestCalcultor.py:32:43: W291 trailing whitespace</text:p>
      <text:p text:style-name="P1">TestCalcultor.py:33:1: W191 indentation contains tabs</text:p>
      <text:p text:style-name="P1">TestCalcultor.py:33:2: E301 expected 1 blank line, found 0</text:p>
      <text:p text:style-name="P1">TestCalcultor.py:34:1: W191 indentation contains tabs</text:p>
      <text:p text:style-name="P1">TestCalcultor.py:34:11: E225 missing whitespace around operator</text:p>
      <text:p text:style-name="P1">TestCalcultor.py:35:1: W191 indentation contains tabs</text:p>
      <text:p text:style-name="P1">TestCalcultor.py:35:44: E231 missing whitespace after ','</text:p>
      <text:p text:style-name="P1">TestCalcultor.py:36:1: W191 indentation contains tabs</text:p>
      <text:p text:style-name="P1">TestCalcultor.py:36:2: E301 expected 1 blank line, found 0</text:p>
      <text:p text:style-name="P1">TestCalcultor.py:37:1: W191 indentation contains tabs</text:p>
      <text:p text:style-name="P1">TestCalcultor.py:37:11: E225 missing whitespace around operator</text:p>
      <text:p text:style-name="P1">TestCalcultor.py:38:1: W191 indentation contains tabs</text:p>
      <text:p text:style-name="P1">TestCalcultor.py:38:42: E231 missing whitespace after ','</text:p>
      <text:p text:style-name="P1">TestCalcultor.py:39:1: W191 indentation contains tabs</text:p>
      <text:p text:style-name="P1">TestCalcultor.py:39:2: E301 expected 1 blank line, found 0</text:p>
      <text:p text:style-name="P1">TestCalcultor.py:40:1: W191 indentation contains tabs</text:p>
      <text:p text:style-name="P1">TestCalcultor.py:40:11: E225 missing whitespace around operator</text:p>
      <text:p text:style-name="P1">TestCalcultor.py:41:1: W191 indentation contains tabs</text:p>
      <text:p text:style-name="P1">TestCalcultor.py:41:43: E231 missing whitespace after ','</text:p>
      <text:p text:style-name="P1">TestCalcultor.py:42:12: E225 missing whitespace around operator</text:p>
      <text:p text:style-name="P1">TestCalcultor.py:43:1: W191 indentation contains tabs</text:p>
      <text:p text:style-name="P1">lucero@lucero-HP-Pavilion-dv5-Notebook-PC:~/Documents/PruebasYMantenimientoSoftware_practicas/Calculadora$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3:51:02.984397012</meta:creation-date>
    <dc:date>2014-10-02T14:03:43.620987481</dc:date>
    <meta:editing-duration>P0D</meta:editing-duration>
    <meta:editing-cycles>1</meta:editing-cycles>
    <meta:document-statistic meta:table-count="0" meta:image-count="0" meta:object-count="0" meta:page-count="2" meta:paragraph-count="79" meta:word-count="447" meta:character-count="4612" meta:non-whitespace-character-count="4165"/>
    <meta:generator>LibreOffice/4.2.6.3$Linux_x86 LibreOffice_project/420m0$Build-3</meta:generator>
  </office:meta>
</office:document-meta>
</file>